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4" style:family="paragraph" style:parent-style-name="Standard">
      <style:paragraph-properties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  <text:list-level-style-bullet text:level="3" text:bullet-char="⁃">
        <style:list-level-properties text:space-before="0.75in" text:min-label-width="0.25in"/>
      </text:list-level-style-bullet>
    </text:list-style>
  </office:automatic-styles>
  <office:body>
    <office:text>
      <text:p text:style-name="P1">Husk DETTE!! :O:O</text:p>
      <text:p text:style-name="P1"/>
      <text:list text:style-name="L1">
        <text:list-item>
          <text:p text:style-name="P2"><text:tab/></text:p>
        </text:list-item>
        <text:list-item>
          <text:p text:style-name="P2">TJEK TERMINOLOGY</text:p>
          <text:list>
            <text:list-item>
              <text:p text:style-name="P3">corner er en del af 3 faces</text:p>
            </text:list-item>
            <text:list-item>
              <text:p text:style-name="P3">edges er en del af 2 faces</text:p>
            </text:list-item>
          </text:list>
        </text:list-item>
        <text:list-item>
          <text:p text:style-name="P2">Figur 11.5</text:p>
          <text:list>
            <text:list-item>
              <text:p text:style-name="P3">TASTEFEJL i corner</text:p>
            </text:list-item>
            <text:list-item>
              <text:p text:style-name="P3">rækkefølge. Tertiary -- &gt; Secondary --&gt; Primary</text:p>
            </text:list-item>
          </text:list>
        </text:list-item>
        <text:list-item>
          <text:p text:style-name="P2">Beginners</text:p>
          <text:list>
            <text:list-item>
              <text:p text:style-name="P3">Ændre algorithm names til e.g. Algorithm1A, Algorithm 4aA ....</text:p>
            </text:list-item>
            <text:list-item>
              <text:p text:style-name="P3">Flowchart skal ændres ligeså</text:p>
              <text:list>
                <text:list-item>
                  <text:p text:style-name="P4">REPAIR I DET HELE TAGET!!</text:p>
                </text:list-item>
              </text:list>
            </text:list-item>
          </text:list>
        </text:list-item>
        <text:list-item>
          <text:p text:style-name="P2">MIKE REID ER DEN DER FANDT 29 Moves bound</text:p>
          <text:list>
            <text:list-item>
              <text:p text:style-name="P3">FIX BILLEDE</text:p>
            </text:list-item>
          </text:list>
        </text:list-item>
        <text:list-item>
          <text:p text:style-name="P2">Tilføj Hans kloosterman til upper lower bound billede!</text:p>
          <text:list>
            <text:list-item>
              <text:p text:style-name="P3">42 træk</text:p>
            </text:list-item>
            <text:list-item>
              <text:p text:style-name="P3">jaapthiste &lt;-- kilde</text:p>
            </text:list-item>
          </text:list>
        </text:list-item>
        <text:list-item>
          <text:p text:style-name="P2">Det var først i 1995 at man fandt lower bound 20, før var det 18.</text:p>
          <text:list>
            <text:list-item>
              <text:p text:style-name="P3"><text:a xlink:type="simple" xlink:href="http://www.knowledgerush.com/kr/encyclopedia/Optimal_solutions_for_Rubik%27s_Cube/">http://www.knowledgerush.com/kr/encyclopedia/Optimal_solutions_for_Rubik%27s_Cube/</text:a></text:p>
            </text:list-item>
            <text:list-item>
              <text:p text:style-name="P3">kilde hedder knowledgerush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29</meta:generator>
    <meta:initial-creator>Jens Mortensen</meta:initial-creator>
  </office:meta>
</office:document-meta>
</file>